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6000003A4F229350138DA897E.png" manifest:media-type="image/png"/>
  <manifest:file-entry manifest:full-path="Pictures/10000000000006D4000003A631D11745B504A3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60%" style:mirror="none"/>
    </style:style>
    <style:style style:name="gr2" style:family="graphic" style:parent-style-name="standard">
      <style:graphic-properties draw:opacity="70%" draw:textarea-horizontal-align="justify" draw:textarea-vertical-align="middle" draw:auto-grow-height="false" fo:min-height="0.458cm" fo:min-width="0.2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opacity="70%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0000" fo:font-size="13pt" style:font-size-asian="13pt" style:font-size-complex="13pt"/>
    </style:style>
    <style:style style:name="P5" style:family="paragraph">
      <loext:graphic-properties draw:opacity="70%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499cm" svg:height="9.884cm" svg:x="1.201cm" svg:y="15.449cm">
          <draw:image xlink:href="Pictures/10000000000006D4000003A631D11745B504A3CA.png" xlink:type="simple" xlink:show="embed" xlink:actuate="onLoad" loext:mime-type="image/png">
            <text:p/>
          </draw:image>
        </draw:frame>
        <draw:frame draw:style-name="gr1" draw:text-style-name="P1" draw:layer="layout" svg:width="18.499cm" svg:height="9.852cm" svg:x="1.201cm" svg:y="2.448cm">
          <draw:image xlink:href="Pictures/10000000000006D6000003A4F229350138DA897E.png" xlink:type="simple" xlink:show="embed" xlink:actuate="onLoad" loext:mime-type="image/png">
            <text:p/>
          </draw:image>
        </draw:frame>
        <draw:custom-shape draw:style-name="gr2" draw:text-style-name="P3" draw:layer="layout" svg:width="1cm" svg:height="1cm" svg:x="6.8cm" svg:y="4.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9.5cm" svg:y="10.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8.5cm" svg:y="5.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8.8cm" svg:y="8.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0.6cm" svg:y="23.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5cm" svg:y="17.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cm" svg:height="1cm" svg:x="11.4cm" svg:y="17.4cm">
          <text:p text:style-name="P4"><text:span text:style-name="T2"><text:s/></text:span><text:span text:style-name="T2">2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1.3cm" svg:y="18.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8.9cm" svg:y="2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52:27.949000000</meta:creation-date>
    <dc:date>2019-11-27T16:58:21.121000000</dc:date>
    <meta:editing-duration>PT5M52S</meta:editing-duration>
    <meta:editing-cycles>2</meta:editing-cycles>
    <meta:generator>LibreOffice/6.1.4.2$Windows_X86_64 LibreOffice_project/9d0f32d1f0b509096fd65e0d4bec26ddd1938fd3</meta:generator>
    <meta:document-statistic meta:object-count="11"/>
  </office:meta>
</office:document-meta>
</file>